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lind Shakya</text:p>
      <text:p text:style-name="Standard"/>
      <text:p text:style-name="Standard"><text:s/>FTP Monitoring </text:p>
      <text:p text:style-name="Standard"/>
      <text:p text:style-name="Standard">Introduction:</text:p>
      <text:p text:style-name="Standard">File Transfer Protocol (FTP) is a standard network protocol used to copy a file from one host to another over a TCP/IP-based network, such as the Internet. FTP is built on a client-server architecture and utilizes separate control and data connections between the client and server applications which solves the problem of different end host configurations. FTP is used with user-based password authentication <text:s/>or with anonymous user access. FTP has no encryption tools meaning all transmissions are in clear text; user names, passwords, FTP commands and transferred files can be read by anyone sniffing on the network.</text:p>
      <text:p text:style-name="Standard"/>
      <text:p text:style-name="Standard">Implementation:</text:p>
      <text:p text:style-name="Standard"/>
      <text:p text:style-name="Standard">My job was to implement the ftp service checker in the scoring server side of the capstone project.</text:p>
      <text:p text:style-name="Standard">Basically, it uses the FTP module from ftplib library in python which enables it to check the status of the ftp in the remote teams. It returns whether the ftp is up or down depending on the ip address of the teams specified on the configuration file. Initially there was some confusion as to whether to make the ftp accessible anonymously or make the ftp accessible only with a username and a password. <text:s/>But in the end it was decided to make it accessible anonymously. A few simple changes had to be made to the code as well as the vsftp.conf file in /etc. In the code ftp.login(username,password) was changed to just ftp.login() for anonymous access. In the vsftp.conf file, instead of “Anonymous Login = NO”, <text:s/>I had to change it to Anonymous Login = YES.</text:p>
      <text:p text:style-name="Standard"><text:tab/>To check as to whether the FTP has been hacked by the opposing team, the code reads a simple text file located in a directory specified in the configuration file. The two teams each have a text file called RED and BLUE which contains the team name in each of the cases. If the RED text file's content is changed so that it reads blue, an output is generated saying the ('red',('FTP-PWNED', -10 ,'FTP service has been hacked')). </text:p>
      <text:p text:style-name="Standard"/>
      <text:p text:style-name="Standard">Debian Packaging:</text:p>
      <text:p text:style-name="Standard"><text:s/>Since the scoring server is running currently on a debian based system, Ubuntu , we thought it would be a good idea to package the scoring-server in a .deb package, so as it would be easy to deploy it to any debian system. Packaging the scoring-server is currently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lind </meta:initial-creator>
    <meta:creation-date>2010-05-02T13:44:09</meta:creation-date>
    <meta:document-statistic meta:table-count="0" meta:image-count="0" meta:object-count="0" meta:page-count="1" meta:paragraph-count="10" meta:word-count="388" meta:character-count="2256"/>
    <dc:date>2010-05-02T17:17:21</dc:date>
    <dc:creator>milind </dc:creator>
    <meta:editing-duration>PT00H13M10S</meta:editing-duration>
    <meta:editing-cycles>1</meta:editing-cycles>
    <meta:generator>OpenOffice.org/3.2$Linux OpenOffice.org_project/320m12$Build-9483</meta:generator>
  </office:meta>
</office:document-meta>
</file>